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521cd" officeooo:paragraph-rsid="000521cd"/>
    </style:style>
    <style:style style:name="P2" style:family="paragraph" style:parent-style-name="Preformatted_20_Text">
      <style:text-properties officeooo:rsid="000521cd" officeooo:paragraph-rsid="000741eb"/>
    </style:style>
    <style:style style:name="P3" style:family="paragraph" style:parent-style-name="Preformatted_20_Text">
      <style:text-properties officeooo:rsid="000521cd" officeooo:paragraph-rsid="0008708d"/>
    </style:style>
    <style:style style:name="P4" style:family="paragraph" style:parent-style-name="Preformatted_20_Text">
      <style:text-properties officeooo:rsid="000521cd" officeooo:paragraph-rsid="0008f40c"/>
    </style:style>
    <style:style style:name="P5" style:family="paragraph" style:parent-style-name="Preformatted_20_Text">
      <style:text-properties officeooo:rsid="000521cd" officeooo:paragraph-rsid="000944b6"/>
    </style:style>
    <style:style style:name="P6" style:family="paragraph" style:parent-style-name="Preformatted_20_Text">
      <style:text-properties style:text-underline-style="solid" style:text-underline-width="auto" style:text-underline-color="font-color" officeooo:rsid="000521cd" officeooo:paragraph-rsid="000521c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8f40c" style:font-style-asian="italic" style:font-style-complex="italic"/>
    </style:style>
    <style:style style:name="T3" style:family="text">
      <style:text-properties officeooo:rsid="0006817b"/>
    </style:style>
    <style:style style:name="T4" style:family="text">
      <style:text-properties officeooo:rsid="000741eb"/>
    </style:style>
    <style:style style:name="T5" style:family="text">
      <style:text-properties officeooo:rsid="0008708d"/>
    </style:style>
    <style:style style:name="T6" style:family="text">
      <style:text-properties officeooo:rsid="0008f40c"/>
    </style:style>
    <style:style style:name="T7" style:family="text">
      <style:text-properties officeooo:rsid="000944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lothing</text:p>
      <text:p text:style-name="P1"/>
      <text:p text:style-name="P1">In anime, much like reality, it’s hard to be "cool" wearing old hand-me downs. Your style is often defined by, your wardrobe, and people can be inﬂuenced by what you wear. The outﬁts listed below are just that, complete outﬁts (with all matching accessoriesl).</text:p>
      <text:p text:style-name="P1"/>
      <text:p text:style-name="P1"><text:span text:style-name="T1">MINI-DRESS</text:span> Cost: 75¥</text:p>
      <text:p text:style-name="P1">The well dressed anime heroine would be hard pressed not to show off her attractive assets. This outfit comes complete with a matching jacket and pair of</text:p>
      <text:p text:style-name="P1">low—heeled boots, Flared shoulder pads and tights are optional.</text:p>
      <text:p text:style-name="P1"><text:s text:c="2"/></text:p>
      <text:p text:style-name="P1"><text:span text:style-name="T1">LONG COAT</text:span> Cost: 50¥</text:p>
      <text:p text:style-name="P1">The latest from Doc N. designs, this long overcoat is perfect for the occasions</text:p>
      <text:p text:style-name="P1">where you need to conceal something from prying eyes. With the fasteners down the right side (left for the ladies), the coat can be wo<text:span text:style-name="T3">rn</text:span> closed for the “scholarly” look, or open, showing the world you are ready for action.</text:p>
      <text:p text:style-name="P1"/>
      <text:p text:style-name="P1"><text:span text:style-name="T1">UNIFORM</text:span> Cost: 6<text:span text:style-name="T3">0¥</text:span></text:p>
      <text:p text:style-name="P1">Not quite military issue, but it sure does look cool. <text:span text:style-name="T3">With</text:span> a matching jacket, it’s what the well dressed anime character is wearing this year.</text:p>
      <text:p text:style-name="P1"/>
      <text:p text:style-name="P1"><text:span text:style-name="T1">SCHOOL UNIFORM</text:span> Cost: 40¥</text:p>
      <text:p text:style-name="P1">The typical garb for any Japanese teenager. A "sailor suit” for the girls, and a black button-up jacket and pants <text:span text:style-name="T3">f</text:span>or the boys.</text:p>
      <text:p text:style-name="P1"/>
      <text:p text:style-name="P1"><text:span text:style-name="T1">EVENING GOWN</text:span> Cost: 100¥</text:p>
      <text:p text:style-name="P1">Hanging in the closet of every anime villainess everywhere. Comes with garters,</text:p>
      <text:p text:style-name="P1">silk stockings and spiked heeled shoes capable of acting as a deadly weapon on</text:p>
      <text:p text:style-name="P1">the right feet.</text:p>
      <text:p text:style-name="P1"/>
      <text:p text:style-name="P1"><text:span text:style-name="T1">CLOAK</text:span> Cost: 40¥</text:p>
      <text:p text:style-name="P1">Great for a villain making a statement or <text:span text:style-name="T3">f</text:span>or a lady on an illicit rendezvous. Comes in all colors and sizes.</text:p>
      <text:p text:style-name="P1"/>
      <text:p text:style-name="P6">Gadgets</text:p>
      <text:p text:style-name="P1"/>
      <text:p text:style-name="P1">Useful devices and things characters can use to spot things, see in the dark, breathe underwater, or just set up camp.</text:p>
      <text:p text:style-name="P1"/>
      <text:p text:style-name="P1"><text:span text:style-name="T1">GOGGLES</text:span> Cost: <text:span text:style-name="T4">2</text:span>¥, Weight: 0</text:p>
      <text:p text:style-name="P1">Protection from dust, light and smoke.</text:p>
      <text:p text:style-name="P1"/>
      <text:p text:style-name="P1"><text:span text:style-name="T1">AMPLIFIED GOGGLES</text:span> Cost: 20<text:span text:style-name="T4">¥</text:span>, Weight: 0</text:p>
      <text:p text:style-name="P1">In addition to the protection from me above elements, this item use: low scanners to aid vision in such settings Any penalty to Awareness rolls in such an environment is negated by these goggles.</text:p>
      <text:p text:style-name="P1"/>
      <text:p text:style-name="P1"><text:span text:style-name="T1">BINOGLASSES</text:span> <text:span text:style-name="T4">C</text:span>ost: 30¥, Weight: 0.7 kg</text:p>
      <text:p text:style-name="P1">High tech binoculars with special attachments that allow you to read the distance to the viewed object. You can view a man-sized object clearly at 10 km, and, read print at 2500 meters.</text:p>
      <text:p text:style-name="P1"/>
      <text:p text:style-name="P1"><text:span text:style-name="T1">BREATHER</text:span> Cost: 35¥, Weight: 0.2 kg</text:p>
      <text:p text:style-name="P1">This small airmask/filter holds 1 hour of breathable oxygen. It is designed to work in hostile environments and under water, not in a vacuum.</text:p>
      <text:p text:style-name="P1"/>
      <text:p text:style-name="P1"><text:span text:style-name="T1">CAMPKIT</text:span> Cost: 20¥, Weight: 1kg</text:p>
      <text:p text:style-name="P1">A small, compact unit that contains all of the tools needed for a camping trip.</text:p>
      <text:p text:style-name="P2">Includes a small gas stove, mess kit, shovel and fire-lighting equipment.</text:p>
      <text:p text:style-name="P2"/>
      <text:p text:style-name="P2"><text:span text:style-name="T1">CANTEEN </text:span>Cost: 5¥, Weight: 0.5 kg</text:p>
      <text:p text:style-name="P1">Holds one day’s worth of water.</text:p>
      <text:p text:style-name="P1"/>
      <text:p text:style-name="P1"><text:soft-page-break/><text:span text:style-name="T1">CARR</text:span><text:span text:style-name="T2">Y</text:span><text:span text:style-name="T1">ALL</text:span> Cost: 10¥, Weight: 0.1kg</text:p>
      <text:p text:style-name="P1">A small nylon bag with adjustable strapsto form a pack or handbag.</text:p>
      <text:p text:style-name="P1"/>
      <text:p text:style-name="P1"><text:span text:style-name="T1">COMMUNICATOR</text:span> Cost: 10<text:span text:style-name="T5">0¥</text:span></text:p>
      <text:p text:style-name="P3">This small device allows long-range communication. The range and size of</text:p>
      <text:p text:style-name="P3">this "phone" depends on the Tech Level that it is purchased at, but cost is generally the same.</text:p>
      <text:p text:style-name="P3"/>
      <text:p text:style-name="P3">Walkie-talkie; 0.5 kg 10km</text:p>
      <text:p text:style-name="P3">Cellular phone; 0.2kg 1000km <text:s/><text:span text:style-name="T5">(average range between celltowers: 1km)</text:span></text:p>
      <text:p text:style-name="P1"/>
      <text:p text:style-name="P3"><text:span text:style-name="T1">CUTTING TORCH</text:span> Cost: 15¥, Weight: 1kg</text:p>
      <text:p text:style-name="P3">Small oxyacetylene torch that can cut through 3cm of metal at a rate of 1 meter per turn. Gas will last 20 turns, Refills cost 1¥ each.</text:p>
      <text:p text:style-name="P1"/>
      <text:p text:style-name="P1"><text:span text:style-name="T1">DIVING GEAR</text:span> Cost: 150¥, Weight: 5 kg</text:p>
      <text:p text:style-name="P1">A complete kit for adventuring and surviving under water. Includes recycling full-face mask (1 hour supply of oxygen), weight belts, buoyancy compensator, and fins.</text:p>
      <text:p text:style-name="P1"/>
      <text:p text:style-name="P1"><text:span text:style-name="T1">DRIED FOOD</text:span> Co<text:span text:style-name="T5">st: 2</text:span>0¥, Weight: 1kg</text:p>
      <text:p text:style-name="P1">Enough food to feed one person for one week.</text:p>
      <text:p text:style-name="P1"/>
      <text:p text:style-name="P1"><text:span text:style-name="T1">LIGHT BAR</text:span> Cost: 30¥, TL: 4, Weight: 0.1kg</text:p>
      <text:p text:style-name="P1">A small, compact source of light. Capable of fully lighting a 50' area. The</text:p>
      <text:p text:style-name="P1">batteries enclosed in the unit are capable of functioning for two hours.</text:p>
      <text:p text:style-name="P1"/>
      <text:p text:style-name="P1"><text:span text:style-name="T1">MEDKIT</text:span> Cost: 100¥, Weight: 1kg</text:p>
      <text:p text:style-name="P1">High impact plastic "doctor’s bag” that contains local anesthetic, antiseptic spray, <text:span text:style-name="T6">2</text:span> doses pan spectrum antibiotic, 1 dose poison neutralizer</text:p>
      <text:p text:style-name="P1"/>
      <text:p text:style-name="P1"><text:span text:style-name="T1">MICRO-CAM</text:span> Cost: 300¥, Weight: 1kg</text:p>
      <text:p text:style-name="P1">Small hand-held video camera. Output is recorded on <text:span text:style-name="T6">the device</text:span>. <text:span text:style-name="T6">About 5 hours can be recorded in the highest setting.</text:span></text:p>
      <text:p text:style-name="P1"/>
      <text:p text:style-name="P1"><text:span text:style-name="T1">MICRO-COMP</text:span> Cost: 60W, Weight: 2kg</text:p>
      <text:p text:style-name="P1">Laptop computer about the size of a small notebook. <text:span text:style-name="T6">About a quarter the speed of a full desktop</text:span></text:p>
      <text:p text:style-name="P1"/>
      <text:p text:style-name="P1"><text:span text:style-name="T1">MICRO Too</text:span><text:span text:style-name="T2">l</text:span><text:span text:style-name="T1">s</text:span> Cost: 10¥, Weight: 0.2kg</text:p>
      <text:p text:style-name="P1">A set of tools for picking locks, working on micro circuits, etc. Comes in a small black bag with a full range of mechanical and electrical tools.</text:p>
      <text:p text:style-name="P1"/>
      <text:p text:style-name="P4"><text:span text:style-name="T1">ROPE</text:span> 30M <text:span text:style-name="T6">C</text:span>ost: 20¥, Weight: 1kg</text:p>
      <text:p text:style-name="P4">Lightweight, high~grade climbing rope,with a tensile strength of 500kg.</text:p>
      <text:p text:style-name="P4"/>
      <text:p text:style-name="P1"><text:span text:style-name="T1">SLEEPING BAG</text:span> Cost: 25¥, Weight: 1kg</text:p>
      <text:p text:style-name="P1">One person bag, good for temperatures down to -15 degrees.</text:p>
      <text:p text:style-name="P1"/>
      <text:p text:style-name="P1"><text:span text:style-name="T1">TECHSCANNER</text:span> Cost: 200<text:span text:style-name="T6">¥</text:span> Weight: 1kg</text:p>
      <text:p text:style-name="P1">A small hand-held computer which can connect to diagnostic inputs in most vehicles. Techscanners can <text:span text:style-name="T6">run </text:span>diagnosis programs, identify damaged components, and display schematics of internal systems. A roll of 1-6 on <text:span text:style-name="T6">1D10</text:span> indicate a</text:p>
      <text:p text:style-name="P1">successful diagnosis, adding +5 to a repair roll.</text:p>
      <text:p text:style-name="P1"/>
      <text:p text:style-name="P4"><text:span text:style-name="T1">TECH TOOLKIT</text:span> Cost: 10<text:span text:style-name="T6">0¥</text:span>, Weight: 1kg</text:p>
      <text:p text:style-name="P1">This high-impact plastic toolchest contains three adjustable wrenches; socket</text:p>
      <text:p text:style-name="P1">wrench; pliers and screwdrivers; minitools for working on small devices; combination hammer and prybar; electrical tape; 40 meters of wire; spray lubricant; spray insulation; filler putty, <text:span text:style-name="T6">vicegrips </text:span>and a large assortment of nuts, bolts, screws, etc.</text:p>
      <text:p text:style-name="P1"/>
      <text:p text:style-name="P1"/>
      <text:p text:style-name="P1"/>
      <text:p text:style-name="P6"><text:soft-page-break/><text:span text:style-name="T7">Drugs &amp; </text:span>M<text:span text:style-name="T7">edicines</text:span></text:p>
      <text:p text:style-name="P1"/>
      <text:p text:style-name="P1">A number of sophisticated drugs exist, designed to cover all types of emergency and medical situations. The listing to follow is only a small portion of what could be available.</text:p>
      <text:p text:style-name="P1"/>
      <text:p text:style-name="P1"><text:span text:style-name="T1">PAN-SPECTRUM ANTIBIOTIC</text:span> Cost: 5¥ Per Dose</text:p>
      <text:p text:style-name="P1">This drug will arrest all fevers and rots. Does not neutralize poisons or restore hits.</text:p>
      <text:p text:style-name="P1"><text:span text:style-name="T7">G</text:span>ame Effects: Heals rashes <text:span text:style-name="T7">&amp;</text:span> infections.</text:p>
      <text:p text:style-name="P1"/>
      <text:p text:style-name="P1"><text:span text:style-name="T1">PAINKILLER</text:span> <text:span text:style-name="T7">C</text:span>ost: 10¥ per dose,</text:p>
      <text:p text:style-name="P5">A powerful anesthetic which can be applied locally (via spray) or generally (through injection).</text:p>
      <text:p text:style-name="P5">Game Effects: Gives recipient +2 to a Stun/Shock roll made after applic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2T20:33:51.343779103</dc:date>
    <dc:creator>pieter </dc:creator>
    <meta:generator>LibreOffice/4.2.7.2$Linux_X86_64 LibreOffice_project/420m0$Build-2</meta:generator>
    <meta:editing-duration>PT36M46S</meta:editing-duration>
    <meta:editing-cycles>4</meta:editing-cycles>
    <meta:document-statistic meta:table-count="0" meta:image-count="0" meta:object-count="0" meta:page-count="3" meta:paragraph-count="76" meta:word-count="942" meta:character-count="5609" meta:non-whitespace-character-count="4740"/>
  </office:meta>
</office:document-meta>
</file>